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1.473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3.10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38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4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4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4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4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4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58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">
            <text:p>10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59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59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">
            <text:p>1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59">
            <text:p>0825 <text:s/>170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4">
            <text:p>14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6">
            <text:p>16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7">
            <text:p>17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1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8">
            <text:p>18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1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9">
            <text:p>19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1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0">
            <text:p>20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1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6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6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6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6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6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7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7">
            <text:p>27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7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7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9">
            <text:p>29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8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8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1">
            <text:p>31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8">
            <text:p>0825 <text:s/>17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2">
            <text:p>32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8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3">
            <text:p>33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9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9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5">
            <text:p>3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9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6">
            <text:p>3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69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7">
            <text:p>3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8">
            <text:p>3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">
            <text:p>0825 <text:s/>17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39">
            <text:p>3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1">
            <text:p>4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5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5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5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5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6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6">
            <text:p>4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6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7">
            <text:p>4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6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8">
            <text:p>4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9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9">
            <text:p>4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79">
            <text:p>0825 <text:s/>1706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0">
            <text:p>5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">
            <text:p>0825 <text:s/>17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2">
            <text:p>5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3">
            <text:p>5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1">
            <text:p>0825 <text:s/>17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4">
            <text:p>5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1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5">
            <text:p>5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1">
            <text:p>0825 <text:s/>17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2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7">
            <text:p>5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2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8">
            <text:p>5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2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59">
            <text:p>59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4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0">
            <text:p>60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4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1">
            <text:p>61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5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5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63">
            <text:p>6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5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4">
            <text:p>64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6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5">
            <text:p>65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6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6">
            <text:p>66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6">
            <text:p>0825 <text:s/>170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6">
            <text:p>0825 <text:s/>170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6">
            <text:p>0825 <text:s/>1706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6">
            <text:p>0825 <text:s/>1706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1">
            <text:p>71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2">
            <text:p>72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4">
            <text:p>74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5">
            <text:p>75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6">
            <text:p>76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7">
            <text:p>77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7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78">
            <text:p>78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8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9">
            <text:p>79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8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8">
            <text:p>0825 <text:s/>17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1">
            <text:p>81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8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2">
            <text:p>8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8">
            <text:p>0825 <text:s/>1706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83">
            <text:p>8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8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84">
            <text:p>8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8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5">
            <text:p>8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9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89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87">
            <text:p>87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8">
            <text:p>88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1">
            <text:p>91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2">
            <text:p>92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1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1">
            <text:p>0825 <text:s/>170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4">
            <text:p>94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1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5">
            <text:p>95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1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1">
            <text:p>0825 <text:s/>170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7">
            <text:p>97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2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2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99">
            <text:p>99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2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2">
            <text:p>0825 <text:s/>170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2">
            <text:p>0825 <text:s/>170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3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3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3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3">
            <text:p>0825 <text:s/>170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3">
            <text:p>0825 <text:s/>170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3">
            <text:p>0825 <text:s/>1706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15])+1" office:value-type="float" office:value="112">
            <text:p>112</text:p>
          </table:table-cell>
          <table:table-cell table:style-name="ce7" table:formula="of:=NOW()" office:value-type="date" office:date-value="2021-08-25T17:06:36.94">
            <text:p>0825 <text:s/>170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25T17:06:36.94">
            <text:p>2021/8/25 17:0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5T17:06:36.94">
            <text:p>0825 <text:s/>1706</text:p>
          </table:table-cell>
          <table:table-cell table:style-name="ce7" table:formula="of:=NOW()" office:value-type="date" office:date-value="2021-08-25T17:06:36.94">
            <text:p>0825 <text:s/>170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25T17:06:36.94">
            <text:p>0825 <text:s/>17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float" office:value="0">
            <text:p>#NAME?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1" office:value-type="string" table:number-columns-spanned="2" table:number-rows-spanned="1">
            <text:p>this / that / what? / who? / what is this? / what is that?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1" office:value-type="string" table:number-columns-spanned="2" table:number-rows-spanned="1">
            <text:p>here / there / I go / I go there / you go / you go there</text:p>
          </table:table-cell>
          <table:covered-table-cell table:style-name="ce21" office:value-type="string">
            <text:p>here / there / I go / I go there / you go / you go there</text:p>
          </table:covered-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saturday, the twenty-first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2" office:value-type="string">
            <text:p>yekom[first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2" office:value-type="string">
            <text:p>radhulu[man / ad^rama[set <text:s/>/ al'naar[fire / masdhidi[mosque / al'ism[name</text:p>
          </table:table-cell>
          <table:table-cell table:style-name="ce2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1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1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monday, the twenty-second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1" office:value-type="string">
            <text:p>jaabaan / tawaqi'AAni[sign / muwaa'hadata[treaty / d^anma[annexation / qibali</text:p>
          </table:table-cell>
          <table:table-cell table:style-name="ce21" office:value-type="string">
            <text:p>japan and korea sign a treaty.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1" office:value-type="string" table:number-columns-spanned="2" table:number-rows-spanned="1">
            <text:p>injury / pain / you have pain / you got injured</text:p>
          </table:table-cell>
          <table:covered-table-cell table:style-name="ce21" office:value-type="string">
            <text:p>injury / pain / you have pain / you got injured</text:p>
          </table:covered-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1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2"/>
          <table:table-cell table:style-name="ce22" office:value-type="string">
            <text:p>it was monday, the twenty-third of august, the third week, the eighth month</text:p>
          </table:table-cell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2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2">
          <table:table-cell table:style-name="ce3" table:number-columns-repeated="2"/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1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25">
          <table:table-cell table:style-name="ce3" table:number-columns-repeated="2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 Pierwsze Powstanie Śląskie w roku 191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7" table:number-rows-repeated="4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1" table:number-columns-repeated="2"/>
          <table:table-cell table:style-name="ce23"/>
          <table:table-cell table:style-name="Default"/>
          <table:table-cell table:style-name="ce23"/>
          <table:table-cell table:style-name="Default"/>
          <table:table-cell table:style-name="ce14"/>
          <table:table-cell table:style-name="ce17"/>
          <table:table-cell table:style-name="ce7"/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25T17:06:37.06">
            <text:p>0825 <text:s/>170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25T17:06:37.06">
            <text:p>0825 <text:s/>1706</text:p>
          </table:table-cell>
          <table:table-cell table:style-name="ce7" table:formula="of:=NOW()" office:value-type="date" office:date-value="2021-08-25T17:06:37.06">
            <text:p>0825 <text:s/>170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25T17:06:37.06">
            <text:p>0825 <text:s/>1706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0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2021/08/25</text:date>, <text:time>17:06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25T17:06:35.74</dc:date>
    <dc:creator>iwabuchi ken</dc:creator>
    <meta:editing-duration>P6DT15H44M57S</meta:editing-duration>
    <meta:editing-cycles>985</meta:editing-cycles>
    <meta:generator>OpenOffice/4.1.3$Win32 OpenOffice.org_project/413m1$Build-9783</meta:generator>
    <meta:document-statistic meta:table-count="2" meta:cell-count="993" meta:object-count="0"/>
  </office:meta>
</office:document-meta>
</file>